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color="#c9211e" loext:opacity="100%" fo:font-size="21pt" style:font-size-asian="21pt" style:font-size-complex="21pt"/>
    </style:style>
    <style:style style:name="P2" style:family="paragraph" style:parent-style-name="Text_20_body">
      <style:paragraph-properties fo:margin-left="0cm" fo:margin-right="0cm" fo:text-align="start" style:justify-single-word="false" fo:text-indent="0cm" style:auto-text-indent="false"/>
      <style:text-properties fo:color="#000000" loext:opacity="100%" fo:font-size="16pt" officeooo:rsid="00118d27" officeooo:paragraph-rsid="00118d27" style:font-size-asian="14pt" style:font-size-complex="16pt"/>
    </style:style>
    <style:style style:name="P3" style:family="paragraph" style:parent-style-name="Text_20_body">
      <style:paragraph-properties fo:margin-left="0cm" fo:margin-right="0cm" fo:text-align="start" style:justify-single-word="false" fo:text-indent="0cm" style:auto-text-indent="false"/>
      <style:text-properties fo:color="#000000" loext:opacity="100%" fo:font-size="16pt" style:text-underline-style="solid" style:text-underline-width="auto" style:text-underline-color="font-color" fo:font-weight="bold" officeooo:rsid="00118d27" officeooo:paragraph-rsid="00118d27" style:font-size-asian="14pt" style:font-weight-asian="bold" style:font-size-complex="16pt" style:font-weight-complex="bold"/>
    </style:style>
    <style:style style:name="P4" style:family="paragraph" style:parent-style-name="Text_20_body">
      <style:paragraph-properties fo:margin-left="0cm" fo:margin-right="0cm" fo:text-align="start" style:justify-single-word="false" fo:text-indent="0cm" style:auto-text-indent="false"/>
      <style:text-properties fo:color="#000000" loext:opacity="100%" fo:font-size="16pt" style:text-underline-style="none" fo:font-weight="normal" officeooo:rsid="00118d27" officeooo:paragraph-rsid="00118d27" style:font-size-asian="14pt" style:font-weight-asian="normal" style:font-size-complex="16pt" style:font-weight-complex="normal"/>
    </style:style>
    <style:style style:name="T1" style:family="text">
      <style:text-properties fo:background-color="#ffffff" loext:char-shading-value="0" loext:padding="0.049cm" loext:border="0.06pt solid #d9d9e3"/>
    </style:style>
    <style:style style:name="T2" style:family="text">
      <style:text-properties fo:background-color="#ffffff" loext:char-shading-value="0"/>
    </style:style>
    <style:style style:name="T3" style:family="text">
      <style:text-properties style:text-underline-style="solid" style:text-underline-width="auto" style:text-underline-color="font-color" fo:font-weight="bold" fo:background-color="#ffffff" loext:char-shading-value="0" style:font-weight-asian="bold" style:font-weight-complex="bold"/>
    </style:style>
    <style:style style:name="T4" style:family="text">
      <style:text-properties style:text-underline-style="none" fo:font-weight="bold" fo:background-color="#ffffff" loext:char-shading-value="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g mua </text:p>
      <text:p text:style-name="P1"/>
      <text:p text:style-name="P2"><text:span text:style-name="T2">"</text:span><text:span text:style-name="Strong_20_Emphasis"><text:span text:style-name="T1">Hang Mua</text:span></text:span><text:span text:style-name="T2">," connu sous le nom de "la grotte de Mua" est l'une des destinations touristiques les plus emblématiques du Vietnam, située dans la province de Ninh Binh, près de la ville de Ninh Binh. Cette grotte est célèbre pour sa beauté naturelle, son histoire fascinante et les vues panoramiques spectaculaires qu'elle offre.La grotte de Hang Mua est nichée au pied de la montagne Mua. <text:s/>Une fois en haut une vue impresionnante sur les risières s’offre au personne qui ont le courage de gravir les 500 marches taillées dans la montagne<text:line-break/><text:line-break/>En plus de cela cette grotte abbrite différente formations rocheuses et carvènes dont certaines on une signification historique ou culturelle<text:line-break/><text:line-break/>La meilleure période pour visiter le Hang Mua est pendant la saison sèche entre novembre et avril permettant d’avoir une vue sur les terrasses verdoyantes.</text:span></text:p>
      <text:p text:style-name="P3"><text:span text:style-name="T2">Historique</text:span></text:p>
      <text:p text:style-name="P2"><text:span text:style-name="T2">Les rizières sont une preuves de l’importance de la culture du riz pour le vietnam durant sont histoire</text:span></text:p>
      <text:p text:style-name="P3"><text:span text:style-name="T2">Culturel </text:span></text:p>
      <text:p text:style-name="P2"><text:span text:style-name="T2"><text:s/>Au sommet de la montagne Mua, il y a un petit temple bouddhiste. Utilisée pour prier et rendre hommage aux divinités locales. Qui montre l’intérêt des locaux pour leur divinités</text:span></text:p>
      <text:p text:style-name="P2"><text:span text:style-name="T2">Statue de Kong pour rendre hommage au tournage du film elle se situe a proximité de la ville </text:span></text:p>
      <text:p text:style-name="P2"><text:span text:style-name="T3">Culinaire</text:span></text:p>
      <text:p text:style-name="P4"><text:span text:style-name="T2">Riz croustillant aussi appelé me com chay est une collation croustillante et délicieuse à base de riz soufflé mélangé avec du sucre et parfois d'autres ingrédients, tels que des cacahuètes ou des graines de sésame. Vous pouvez trouver du com chay dans les marchés locaux de Ninh Binh.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6:56:07.105000000</meta:creation-date>
    <dc:date>2023-10-11T17:23:47.360000000</dc:date>
    <meta:editing-duration>PT27M41S</meta:editing-duration>
    <meta:editing-cycles>1</meta:editing-cycles>
    <meta:document-statistic meta:table-count="0" meta:image-count="0" meta:object-count="0" meta:page-count="1" meta:paragraph-count="9" meta:word-count="255" meta:character-count="1530" meta:non-whitespace-character-count="1276"/>
    <meta:generator>LibreOffice/7.6.0.3$Windows_X86_64 LibreOffice_project/69edd8b8ebc41d00b4de3915dc82f8f0fc3b6265</meta:generator>
  </office:meta>
</office:document-meta>
</file>